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lambda [nm]</text:p>
          </table:table-cell>
          <table:table-cell office:value-type="string" calcext:value-type="string">
            <text:p>Phi [°]</text:p>
          </table:table-cell>
          <table:table-cell office:value-type="string" calcext:value-type="string">
            <text:p>Dphi [°]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.55" calcext:value-type="float">
            <text:p>12.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55" calcext:value-type="float">
            <text:p>9.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15" calcext:value-type="float">
            <text:p>6.15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9:54:24.572772651</meta:creation-date>
    <dc:date>2015-01-08T19:56:00.888982976</dc:date>
    <meta:editing-duration>P0D</meta:editing-duration>
    <meta:editing-cycles>1</meta:editing-cycles>
    <meta:document-statistic meta:table-count="1" meta:cell-count="15" meta:object-count="0"/>
    <meta:generator>LibreOffice/4.2.7.2$Linux_X86_64 LibreOffice_project/420m0$Build-2</meta:generator>
  </office:meta>
</office:document-meta>
</file>